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3.902cm"/>
    </style:style>
    <style:style style:name="co8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4.08cm" fo:break-before="auto" style:use-optimal-row-height="true"/>
    </style:style>
    <style:style style:name="ro4" style:family="table-row">
      <style:table-row-properties style:row-height="3.632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3.184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9" style:family="table-cell" style:parent-style-name="Default">
      <style:table-cell-properties fo:wrap-option="no-wrap"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 style:vertical-align="middle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2"/>
        <table:table-column table:style-name="co4" table:default-cell-style-name="ce5"/>
        <table:table-column table:style-name="co5" table:default-cell-style-name="ce5"/>
        <table:table-column table:style-name="co6" table:default-cell-style-name="ce15"/>
        <table:table-column table:style-name="co7" table:default-cell-style-name="ce15"/>
        <table:table-column table:style-name="co8" table:default-cell-style-name="ce5"/>
        <table:table-row table:style-name="ro1">
          <table:table-cell table:style-name="ce1" office:value-type="string" calcext:value-type="string" table:number-columns-spanned="8" table:number-rows-spanned="3">
            <text:p>MATRIZ DE RASTREABILIDADE</text:p>
          </table:table-cell>
          <table:covered-table-cell table:number-columns-repeated="7" table:style-name="ce2"/>
        </table:table-row>
        <table:table-row table:style-name="ro1">
          <table:covered-table-cell table:number-columns-repeated="8" table:style-name="ce2"/>
        </table:table-row>
        <table:table-row table:style-name="ro1">
          <table:covered-table-cell table:number-columns-repeated="8" table:style-name="ce2"/>
        </table:table-row>
        <table:table-row table:style-name="ro1">
          <table:table-cell table:style-name="ce3" office:value-type="string" calcext:value-type="string">
            <text:p>Nome do projeto</text:p>
          </table:table-cell>
          <table:table-cell table:style-name="ce6" office:value-type="string" calcext:value-type="string" table:number-columns-spanned="3" table:number-rows-spanned="1">
            <text:p>iEdu</text:p>
          </table:table-cell>
          <table:covered-table-cell table:number-columns-repeated="2" table:style-name="ce2"/>
          <table:table-cell table:style-name="ce3" office:value-type="string" calcext:value-type="string">
            <text:p>Cliente</text:p>
          </table:table-cell>
          <table:table-cell table:style-name="ce6" office:value-type="string" calcext:value-type="string" table:number-columns-spanned="3" table:number-rows-spanned="1">
            <text:p>Fatec</text:p>
          </table:table-cell>
          <table:covered-table-cell table:number-columns-repeated="2" table:style-name="ce2"/>
        </table:table-row>
        <table:table-row table:style-name="ro1">
          <table:table-cell table:style-name="ce3" office:value-type="string" calcext:value-type="string">
            <text:p>Atualização</text:p>
          </table:table-cell>
          <table:table-cell table:style-name="ce7" office:value-type="date" office:date-value="2021-10-29" calcext:value-type="date" table:number-columns-spanned="3" table:number-rows-spanned="1">
            <text:p>29/10/21</text:p>
          </table:table-cell>
          <table:covered-table-cell table:number-columns-repeated="2" table:style-name="ce2"/>
          <table:table-cell table:style-name="ce3" office:value-type="string" calcext:value-type="string">
            <text:p>Versão do documento</text:p>
          </table:table-cell>
          <table:table-cell table:style-name="ce6" office:value-type="string" calcext:value-type="string" table:number-columns-spanned="3" table:number-rows-spanned="1">
            <text:p>1.0.0</text:p>
          </table:table-cell>
          <table:covered-table-cell table:number-columns-repeated="2" table:style-name="ce2"/>
        </table:table-row>
        <table:table-row table:style-name="ro1">
          <table:table-cell table:style-name="ce3" office:value-type="string" calcext:value-type="string">
            <text:p>Responsável</text:p>
          </table:table-cell>
          <table:table-cell table:style-name="ce8" table:number-columns-spanned="7" table:number-rows-spanned="1"/>
          <table:covered-table-cell table:number-columns-repeated="6" table:style-name="ce9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5"/>
          <table:table-cell table:style-name="ce14" office:value-type="string" calcext:value-type="string" table:number-columns-spanned="2" table:number-rows-spanned="1">
            <text:p>Dependências</text:p>
          </table:table-cell>
          <table:covered-table-cell table:style-name="Default"/>
          <table:table-cell table:style-name="Default"/>
        </table:table-row>
        <table:table-row table:style-name="ro1">
          <table:table-cell table:style-name="ce4" office:value-type="string" calcext:value-type="string">
            <text:p>Código identificador</text:p>
          </table:table-cell>
          <table:table-cell table:style-name="ce4" office:value-type="string" calcext:value-type="string">
            <text:p>Nome do requisito</text:p>
          </table:table-cell>
          <table:table-cell table:style-name="ce4" office:value-type="string" calcext:value-type="string">
            <text:p>Funcionalidade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Fornecedor</text:p>
          </table:table-cell>
          <table:table-cell table:style-name="ce4" office:value-type="string" calcext:value-type="string">
            <text:p>Entre requisitos</text:p>
          </table:table-cell>
          <table:table-cell table:style-name="ce4" office:value-type="string" calcext:value-type="string">
            <text:p>Com outros sistemas</text:p>
          </table:table-cell>
          <table:table-cell table:style-name="ce4" office:value-type="string" calcext:value-type="string">
            <text:p>Situação</text:p>
          </table:table-cell>
        </table:table-row>
        <table:table-row table:style-name="ro2">
          <table:table-cell office:value-type="string" calcext:value-type="string">
            <text:p>CSU001</text:p>
          </table:table-cell>
          <table:table-cell office:value-type="string" calcext:value-type="string">
            <text:p>Solicitar atendimento</text:p>
          </table:table-cell>
          <table:table-cell table:style-name="ce10" office:value-type="string" calcext:value-type="string">
            <text:p>O ALUNO utiliza o sistema para solicitar um atendimento na plataforma.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office:value-type="string" calcext:value-type="string">
            <text:p>CSU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3">
          <table:table-cell office:value-type="string" calcext:value-type="string">
            <text:p>CSU002</text:p>
          </table:table-cell>
          <table:table-cell office:value-type="string" calcext:value-type="string">
            <text:p>Gerar questionário de pré atendimento</text:p>
          </table:table-cell>
          <table:table-cell table:style-name="ce11" office:value-type="string" calcext:value-type="string">
            <text:p>O ALUNO utiliza o sistema para solicitar um atendimento na plataforma e um questionário de atendimento é gerado para identificar a FILA DE ESPERA que o atendimento deverá ser alocado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office:value-type="string" calcext:value-type="string">
            <text:p>CSU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4">
          <table:table-cell office:value-type="string" calcext:value-type="string">
            <text:p>CSU003</text:p>
          </table:table-cell>
          <table:table-cell office:value-type="string" calcext:value-type="string">
            <text:p>Gerenciar atendimento</text:p>
          </table:table-cell>
          <table:table-cell office:value-type="string" calcext:value-type="string">
            <text:p>O PROFESSOR sinaliza que está disponível para realizar atendimentos referentes a categoria que está habilitado para realizar atendimentos, e ele gerencia os atendimentos da fila.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5">
          <table:table-cell office:value-type="string" calcext:value-type="string">
            <text:p>CSU004</text:p>
          </table:table-cell>
          <table:table-cell office:value-type="string" calcext:value-type="string">
            <text:p>Realizar report</text:p>
          </table:table-cell>
          <table:table-cell office:value-type="string" calcext:value-type="string">
            <text:p>O USUÁRIO realiza o report de outro USUÁRIO que apresenta um comportamento inadequado 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2">
          <table:table-cell office:value-type="string" calcext:value-type="string">
            <text:p>CSU005</text:p>
          </table:table-cell>
          <table:table-cell office:value-type="string" calcext:value-type="string">
            <text:p>Responder report</text:p>
          </table:table-cell>
          <table:table-cell office:value-type="string" calcext:value-type="string">
            <text:p>O ADMINISTRADOR analisa e responde o ticket de report submetido por outro USUÁRIO.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office:value-type="string" calcext:value-type="string">
            <text:p>CSU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2">
          <table:table-cell office:value-type="string" calcext:value-type="string">
            <text:p>CSU006</text:p>
          </table:table-cell>
          <table:table-cell office:value-type="string" calcext:value-type="string">
            <text:p>Advertir usuário</text:p>
          </table:table-cell>
          <table:table-cell office:value-type="string" calcext:value-type="string">
            <text:p>O ADMINISTRADOR analisa o report e decide que o USUÁRIO deve ser advertido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2">
          <table:table-cell office:value-type="string" calcext:value-type="string">
            <text:p>CSU007</text:p>
          </table:table-cell>
          <table:table-cell office:value-type="string" calcext:value-type="string">
            <text:p>Banir usuário</text:p>
          </table:table-cell>
          <table:table-cell office:value-type="string" calcext:value-type="string">
            <text:p>O ADMINISTRADOR analisa o report e decide que o USUÁRIO deve ser banido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6">
          <table:table-cell office:value-type="string" calcext:value-type="string">
            <text:p>CSU008</text:p>
          </table:table-cell>
          <table:table-cell office:value-type="string" calcext:value-type="string">
            <text:p>Gerenciar conta</text:p>
          </table:table-cell>
          <table:table-cell office:value-type="string" calcext:value-type="string">
            <text:p>O USUÁRIO gerencia a sua conta por meio das ações de cadastro, atualização de dados, exclusão de conta e visualização de perfil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2">
          <table:table-cell office:value-type="string" calcext:value-type="string">
            <text:p>CSU009</text:p>
          </table:table-cell>
          <table:table-cell office:value-type="string" calcext:value-type="string">
            <text:p>Confirmar e-mail</text:p>
          </table:table-cell>
          <table:table-cell office:value-type="string" calcext:value-type="string">
            <text:p>O USUÁRIO modificou o seu e-mail associado a conta e ele necessita confirmar o e-mail.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office:value-type="string" calcext:value-type="string">
            <text:p>CSU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2">
          <table:table-cell office:value-type="string" calcext:value-type="string">
            <text:p>CSU010</text:p>
          </table:table-cell>
          <table:table-cell office:value-type="string" calcext:value-type="string">
            <text:p>Realizar autenticação</text:p>
          </table:table-cell>
          <table:table-cell office:value-type="string" calcext:value-type="string">
            <text:p>O USUÁRIO informa seu e-mail e sua senha para realizar login em sua conta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office:value-type="string" calcext:value-type="string">
            <text:p>CSU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5">
          <table:table-cell office:value-type="string" calcext:value-type="string">
            <text:p>CSU011</text:p>
          </table:table-cell>
          <table:table-cell office:value-type="string" calcext:value-type="string">
            <text:p>Aprovar professor</text:p>
          </table:table-cell>
          <table:table-cell office:value-type="string" calcext:value-type="string">
            <text:p>O ADMINISTRADOR analisa o currículo e aprova o professor para realizar atendimentos de alunos na plataforma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office:value-type="string" calcext:value-type="string">
            <text:p>CSU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6">
          <table:table-cell office:value-type="string" calcext:value-type="string">
            <text:p>CSU012</text:p>
          </table:table-cell>
          <table:table-cell office:value-type="string" calcext:value-type="string">
            <text:p>Gerenciar grupos de estudo</text:p>
          </table:table-cell>
          <table:table-cell office:value-type="string" calcext:value-type="string">
            <text:p>O USUÁRIO gerencia os grupos de estudos por meio das ações de criação, edição, visualização e exclusão de grupos de estudos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7">
          <table:table-cell office:value-type="string" calcext:value-type="string">
            <text:p>CSU013</text:p>
          </table:table-cell>
          <table:table-cell office:value-type="string" calcext:value-type="string">
            <text:p>Ingressar em grupo de estudos</text:p>
          </table:table-cell>
          <table:table-cell office:value-type="string" calcext:value-type="string">
            <text:p>O USUÁRIO ingressa ou sai de um grupo de estudos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office:value-type="string" calcext:value-type="string">
            <text:p>CSU008 e CSU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8">
          <table:table-cell office:value-type="string" calcext:value-type="string">
            <text:p>CSU014</text:p>
          </table:table-cell>
          <table:table-cell office:value-type="string" calcext:value-type="string">
            <text:p>Manter selos</text:p>
          </table:table-cell>
          <table:table-cell office:value-type="string" calcext:value-type="string">
            <text:p>O ADMINISTRADOR utiliza o sistema para gerenciar os selos da plataforma, por meio das ações de cadastro, visualização e edição de selos.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2">
          <table:table-cell office:value-type="string" calcext:value-type="string">
            <text:p>CSU015</text:p>
          </table:table-cell>
          <table:table-cell office:value-type="string" calcext:value-type="string">
            <text:p>Obter selo</text:p>
          </table:table-cell>
          <table:table-cell office:value-type="string" calcext:value-type="string">
            <text:p>O PROFESSOR consegue obter um selo em mérito da utilização da plataforma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table:style-name="ce16" office:value-type="string" calcext:value-type="string">
            <text:p>CSU014, CSU003 e CSU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2">
          <table:table-cell office:value-type="string" calcext:value-type="string">
            <text:p>CSU016</text:p>
          </table:table-cell>
          <table:table-cell office:value-type="string" calcext:value-type="string">
            <text:p>Compartilhar selo</text:p>
          </table:table-cell>
          <table:table-cell office:value-type="string" calcext:value-type="string">
            <text:p>O PROFESSOR compartilha o selo obtido em uma plataforma externa ao sistema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office:value-type="string" calcext:value-type="string">
            <text:p>CSU015</text:p>
          </table:table-cell>
          <table:table-cell table:style-name="ce16" office:value-type="string" calcext:value-type="string">
            <text:p>API do Facebook, Instagram e Whatsapp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5">
          <table:table-cell office:value-type="string" calcext:value-type="string">
            <text:p>CSU017</text:p>
          </table:table-cell>
          <table:table-cell office:value-type="string" calcext:value-type="string">
            <text:p>Gerar relatório</text:p>
          </table:table-cell>
          <table:table-cell office:value-type="string" calcext:value-type="string">
            <text:p>O ADMINISTRADOR utiliza a plataforma para gerar e emitir um relatório de utilização da plataforma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Documentação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9">
          <table:table-cell office:value-type="string" calcext:value-type="string">
            <text:p>RNF001</text:p>
          </table:table-cell>
          <table:table-cell office:value-type="string" calcext:value-type="string">
            <text:p>Usabilidade</text:p>
          </table:table-cell>
          <table:table-cell table:style-name="ce13" office:value-type="string" calcext:value-type="string">
            <text:p>As interfaces do sistema deverão respeitar, em sua maioria os bons princípios e hermeneutícas de usabilidade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10">
          <table:table-cell office:value-type="string" calcext:value-type="string">
            <text:p>RNF002</text:p>
          </table:table-cell>
          <table:table-cell office:value-type="string" calcext:value-type="string">
            <text:p>Segurança de senha</text:p>
          </table:table-cell>
          <table:table-cell table:style-name="ce13" office:value-type="string" calcext:value-type="string">
            <text:p>Utilizar o hash SHA256 para a segurança de senha dos usuários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10">
          <table:table-cell office:value-type="string" calcext:value-type="string">
            <text:p>RNF003</text:p>
          </table:table-cell>
          <table:table-cell office:value-type="string" calcext:value-type="string">
            <text:p>Autenticade do e-mail</text:p>
          </table:table-cell>
          <table:table-cell table:style-name="ce13" office:value-type="string" calcext:value-type="string">
            <text:p>As funcionalidades só serão liberadas se o e-mail for confirmado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10">
          <table:table-cell office:value-type="string" calcext:value-type="string">
            <text:p>RNF004</text:p>
          </table:table-cell>
          <table:table-cell office:value-type="string" calcext:value-type="string">
            <text:p>Portabilidade</text:p>
          </table:table-cell>
          <table:table-cell table:style-name="ce13" office:value-type="string" calcext:value-type="string">
            <text:p>A aplicação deverá rodar no Chromium 92 ou superior e no Firefox 91 ou superior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9">
          <table:table-cell office:value-type="string" calcext:value-type="string">
            <text:p>RNF005</text:p>
          </table:table-cell>
          <table:table-cell office:value-type="string" calcext:value-type="string">
            <text:p>Linguagem de programação utilizada</text:p>
          </table:table-cell>
          <table:table-cell table:style-name="ce13" office:value-type="string" calcext:value-type="string">
            <text:p>Utilizar o Java como linguagem principal e o framework React para desenvolvimento das classes de View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1">
          <table:table-cell office:value-type="string" calcext:value-type="string">
            <text:p>RNF006</text:p>
          </table:table-cell>
          <table:table-cell office:value-type="string" calcext:value-type="string">
            <text:p>Arquitetura</text:p>
          </table:table-cell>
          <table:table-cell table:style-name="ce13" office:value-type="string" calcext:value-type="string">
            <text:p>Utilizar a arquitetura MVC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11">
          <table:table-cell office:value-type="string" calcext:value-type="string">
            <text:p>RNF007</text:p>
          </table:table-cell>
          <table:table-cell office:value-type="string" calcext:value-type="string">
            <text:p>Banco de dados</text:p>
          </table:table-cell>
          <table:table-cell table:style-name="ce13" office:value-type="string" calcext:value-type="string">
            <text:p>Utilizar o MariaDB como banco de dados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  <table:table-row table:style-name="ro11">
          <table:table-cell office:value-type="string" calcext:value-type="string">
            <text:p>RNF008</text:p>
          </table:table-cell>
          <table:table-cell office:value-type="string" calcext:value-type="string">
            <text:p>Servidor de aplicação</text:p>
          </table:table-cell>
          <table:table-cell table:style-name="ce13" office:value-type="string" calcext:value-type="string">
            <text:p>Utilizar o Apache Tomcat como servidor de aplicação</text:p>
          </table:table-cell>
          <table:table-cell office:value-type="string" calcext:value-type="string">
            <text:p>Não funcional</text:p>
          </table:table-cell>
          <table:table-cell office:value-type="string" calcext:value-type="string">
            <text:p>Documentaçã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uardando implementaça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9T23:43:29.632775806</meta:creation-date>
    <dc:date>2021-10-30T00:07:45.140546037</dc:date>
    <meta:editing-duration>PT24M17S</meta:editing-duration>
    <meta:editing-cycles>1</meta:editing-cycles>
    <meta:document-statistic meta:table-count="1" meta:cell-count="219" meta:object-count="0"/>
    <meta:generator>LibreOffice/7.1.6.2.0$Linux_X86_64 LibreOffice_project/10$Build-2</meta:generator>
  </office:meta>
</office:document-meta>
</file>